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2T18:22:02.586323798</meta:creation-date>
    <dc:date>2025-05-12T18:32:45.349908887</dc:date>
    <meta:editing-duration>PT10M4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2.3.2$Linux_X86_64 LibreOffice_project/520$Build-2</meta:generator>
  </office:meta>
</office:document-meta>
</file>